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221.7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/>
          <table:table-cell table:style-name="ce3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4" office:value-type="string" calcext:value-type="string">
            <text:p>Registrazione 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4" office:value-type="string" calcext:value-type="string">
            <text:p>Fruitore, Fil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4" office:value-type="string" calcext:value-type="string">
            <text:p>Il Film abbia almeno una copia disponibile per il 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4" office:value-type="string" calcext:value-type="string">
            <text:p>Fruitore non abbia raggiunto il numero massimo di Film che può richiedere in 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 1</text:p>
          </table:table-cell>
          <table:table-cell table:style-name="ce4" office:value-type="string" calcext:value-type="string">
            <text:p>Il fruitore richiede all'archivio di prendere in prestito una copia di un Film utilizzando il relativo id numeric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STCONDIZIONI</text:p>
          </table:table-cell>
          <table:table-cell table:style-name="ce4" office:value-type="string" calcext:value-type="string">
            <text:p>Creazione del prestito del Film con il fruitor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NOME</text:p>
          </table:table-cell>
          <table:table-cell table:style-name="ce4" office:value-type="string" calcext:value-type="string">
            <text:p>Ricerca descrizione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Film, Operatore, Fruitore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PRECONDIZIONI</text:p>
          </table:table-cell>
          <table:table-cell table:style-name="ce4"/>
          <table:table-cell table:number-columns-repeated="3"/>
          <table:table-cell table:style-name="ce3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SCENARIO</text:p>
          </table:table-cell>
          <table:table-cell table:style-name="ce4" office:value-type="string" calcext:value-type="string">
            <text:p>L'operatore o il fruitore ricercano un Film tramite una o più delle sue caratteristiche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POSTCONDIZIONI</text:p>
          </table:table-cell>
          <table:table-cell table:style-name="ce4"/>
          <table:table-cell table:number-columns-repeated="3"/>
          <table:table-cell table:style-name="ce3"/>
          <table:table-cell table:number-columns-repeated="1017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NOME</text:p>
          </table:table-cell>
          <table:table-cell table:style-name="ce4" office:value-type="string" calcext:value-type="string">
            <text:p>Valutazione disponibilità Film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Film, Operatore, Fruitor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PRECONDIZIONI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CENARIO</text:p>
          </table:table-cell>
          <table:table-cell table:style-name="ce4" office:value-type="string" calcext:value-type="string">
            <text:p>L'operatore o il fruitore visualizzano le copie di un Film disponibili al prestito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POSTCONDIZIONI</text:p>
          </table:table-cell>
          <table:table-cell table:style-name="ce4"/>
          <table:table-cell table:number-columns-repeated="1021"/>
        </table:table-row>
        <table:table-row table:style-name="ro2" table:number-rows-repeated="18">
          <table:table-cell table:number-columns-repeated="1024"/>
        </table:table-row>
        <table:table-row table:style-name="ro3" table:number-rows-repeated="950">
          <table:table-cell/>
          <table:table-cell table:style-name="ce1"/>
          <table:table-cell table:style-name="ce3"/>
          <table:table-cell table:number-columns-repeated="1021"/>
        </table:table-row>
        <table:table-row table:style-name="ro2" table:number-rows-repeated="16">
          <table:table-cell table:number-columns-repeated="1024"/>
        </table:table-row>
        <table:table-row table:style-name="ro4" table:number-rows-repeated="1047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000" number:language="it" number:country="IT">
      <number:number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number:text> 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number:text> € 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number:text> 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minutes number:style="long"/>
      <number:text>.</number:text>
      <number:seconds number:style="long"/>
    </number:time-style>
    <number:time-style style:name="N1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40" number:language="it" number:country="IT">
      <number:minutes number:style="long"/>
      <number:text>.</number:text>
      <number:seconds number:style="long" number:decimal-places="1"/>
    </number:time-style>
    <number:number-style style:name="N10141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3:40:31.37829916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1H14M20S</meta:editing-duration>
    <meta:editing-cycles>18</meta:editing-cycles>
    <meta:creation-date>2018-09-20T15:21:00.918709799</meta:creation-date>
    <dc:date>2018-09-27T13:45:05.897343779</dc:date>
    <meta:document-statistic meta:table-count="1" meta:cell-count="28" meta:object-count="0"/>
  </office:meta>
</office:document-meta>
</file>